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Raleigh DmBd BT" svg:font-family="'Raleigh DmBd BT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43cm" fo:margin-top="0.176cm" fo:margin-bottom="0.176cm" loext:contextual-spacing="false" fo:line-height="100%" fo:text-align="justify" style:justify-single-word="false" fo:text-indent="3cm" style:auto-text-indent="false"/>
    </style:style>
    <style:style style:name="P2" style:family="paragraph" style:parent-style-name="Standard">
      <style:paragraph-properties fo:margin-left="0cm" fo:margin-right="-0.143cm" fo:margin-top="0.176cm" fo:margin-bottom="0.176cm" loext:contextual-spacing="false" fo:line-height="100%" fo:text-align="justify" style:justify-single-word="false" fo:text-indent="3cm" style:auto-text-indent="false">
        <style:tab-stops>
          <style:tab-stop style:position="15.028cm"/>
        </style:tab-stops>
      </style:paragraph-properties>
    </style:style>
    <style:style style:name="P3" style:family="paragraph" style:parent-style-name="Standard">
      <style:paragraph-properties fo:margin-left="0cm" fo:margin-right="0cm" fo:margin-top="0.176cm" fo:margin-bottom="0.176cm" loext:contextual-spacing="false" fo:line-height="100%" fo:text-align="justify" style:justify-single-word="false" fo:text-indent="3cm" style:auto-text-indent="false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istos etc.<text:tab/></text:span></text:p>
      <text:p text:style-name="P1"><text:span text:style-name="T1">Trata-se de execução da pena imposta a </text:span><text:span text:style-name="T1"><text:database-display text:table-name="" text:table-type="table" text:column-name="Nome da Parte Passiva Selecionada#Retorna o nome e complemento da(s) parte(s) passiva(s) selecionada(s)6@PAPT">[Nome da Parte Passiva Selecionada]</text:database-display></text:span><text:span text:style-name="T1">, condenado a dois anos e seis meses de reclusão em regime aberto, informando-se nos autos que reside na comarca de XX/RN.</text:span></text:p>
      <text:p text:style-name="P1"><text:span text:style-name="T2">Relatados.</text:span></text:p>
      <text:p text:style-name="P3"><text:span text:style-name="T2">Competente para a execução de pena em regime aberto é o juízo do local onde reside o apenado.</text:span></text:p>
      <text:p text:style-name="P3"><text:span text:style-name="T2">No caso, o apenado reside na Comarca de XX/RN. </text:span></text:p>
      <text:p text:style-name="P3"><text:span text:style-name="T2">Isto posto, tendo por incompetente este juízo para continuar a presidir processo de execução de pena em regime aberto de pessoa que reside em outra Comarca, determino a remessa dos autos para a de XX/RN.</text:span></text:p>
      <text:p text:style-name="P3"><text:span text:style-name="T2">P.R.I. Cumpra-se.</text:span></text:p>
      <text:p text:style-name="Standard"><text:bookmark text:name="Texto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Raleigh DmBd BT" svg:font-family="'Raleigh DmBd BT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mes_20_new_20_Roman" style:display-name="times new Roman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6.001cm" style:auto-text-indent="false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LT_20__2b__20_1_20_-_20_Cabeçalho" style:display-name="ALT + 1 - Cabeçalh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LT_20__2b__20_2_20_-_20_Identificação_20_do_20_Processo" style:display-name="ALT + 2 - Identificação do Process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Raleigh DmBd BT" style:font-family-asian="'Raleigh DmBd BT'" style:font-family-generic-asian="system" style:font-pitch-asian="variable" style:font-size-asian="10pt" style:font-name-complex="Palatino Linotype" style:font-family-complex="'Palatino Linotype'" style:font-family-generic-complex="system" style:font-pitch-complex="variable" style:font-size-complex="12pt"/>
    </style:style>
    <style:style style:name="ALT_20__2b__20_3_20_-_20_Tipo_20_do_20_Ato" style:display-name="ALT + 3 - Tipo do Ato" style:family="paragraph" style:default-outline-level="">
      <style:paragraph-properties fo:margin-top="1.058cm" fo:margin-bottom="1.058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Raleigh DmBd BT" style:font-family-asian="'Raleigh DmBd BT'" style:font-family-generic-asian="system" style:font-pitch-asian="variable" style:font-size-asian="12pt" style:font-weight-asian="bold" style:font-name-complex="Palatino Linotype" style:font-family-complex="'Palatino Linotype'" style:font-family-generic-complex="system" style:font-pitch-complex="variable" style:font-size-complex="12pt"/>
    </style:style>
    <style:style style:name="ALT_20__2b__20_4_20_-_20_Partes_20_do_20_Ato" style:display-name="ALT + 4 - Partes do Ato" style:family="paragraph" style:default-outline-level="">
      <style:paragraph-properties fo:margin-left="0.63cm" fo:margin-right="0cm" fo:margin-top="0.423cm" fo:margin-bottom="0.423cm" loext:contextual-spacing="false" fo:text-align="start" style:justify-single-word="false" fo:orphans="2" fo:widows="2" fo:text-indent="-0.63cm" style:auto-text-indent="false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Raleigh DmBd BT" style:font-family-asian="'Raleigh DmBd BT'" style:font-family-generic-asian="system" style:font-pitch-asian="variable" style:font-size-asian="12pt" style:font-weight-asian="bold" style:font-name-complex="Palatino Linotype" style:font-family-complex="'Palatino Linotype'" style:font-family-generic-complex="system" style:font-pitch-complex="variable" style:font-size-complex="12pt"/>
    </style:style>
    <style:style style:name="ALT_20__2b__20_5_20_-_20_Parágrafo_20_Padrão" style:display-name="ALT + 5 - Parágrafo Padrão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LT_20__2b__20_6_20_-_20_Citação" style:display-name="ALT + 6 - Citação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style:font-name-asian="Raleigh DmBd BT" style:font-family-asian="'Raleigh DmBd BT'" style:font-family-generic-asian="system" style:font-pitch-asian="variable" style:font-size-asian="11pt" style:font-name-complex="Palatino Linotype" style:font-family-complex="'Palatino Linotype'" style:font-family-generic-complex="system" style:font-pitch-complex="variable" style:font-size-complex="12pt"/>
    </style:style>
    <style:style style:name="ALT_20__2b__20_7_20_-_20_Local_20_e_20_Data" style:display-name="ALT + 7 - Local e Data" style:family="paragraph" style:default-outline-level="">
      <style:paragraph-properties fo:margin-top="1.058cm" fo:margin-bottom="1.411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LT_20__2b__20_8_20_-_20_Nome_20_e_20_Cargo" style:display-name="ALT + 8 - Nome e Carg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Raleigh DmBd BT" style:font-family-asian="'Raleigh DmBd BT'" style:font-family-generic-asian="system" style:font-pitch-asian="variable" style:font-size-asian="12pt" style:font-weight-asian="bold" style:font-name-complex="Palatino Linotype" style:font-family-complex="'Palatino Linotype'" style:font-family-generic-complex="system" style:font-pitch-complex="variable" style:font-size-complex="12pt"/>
    </style:style>
    <style:style style:name="ALT_20__2b__20_9_20_-_20_Ementa" style:display-name="ALT + 9 - Ementa" style:family="paragraph" style:default-outline-level="">
      <style:paragraph-properties fo:margin-left="6.001cm" fo:margin-right="0cm" fo:margin-top="0cm" fo:margin-bottom="0.423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LT_20__2b__20_0_20_-_20_Padrão_20_sem_20_Recuo" style:display-name="ALT + 0 - Padrão sem Recuo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loext:graphic-properties draw:fill="solid" draw:fill-color="#ffffff"/>
      <style:paragraph-properties fo:margin-top="0cm" fo:margin-bottom="0cm" loext:contextual-spacing="false" style:line-height-at-least="0cm" fo:text-align="justify" style:justify-single-word="false" fo:orphans="2" fo:widows="2" fo:background-color="#ffffff" style:writing-mode="lr-tb"/>
      <style:text-properties fo:color="#000000"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 fo:background-color="#000000"/>
    </style:style>
    <style:style style:name="Default_20_Paragraph_20_Font" style:display-name="Default Paragraph Fo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style:font-size-asian="12pt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/>
    </style:style>
    <style:style style:name="Definit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Raleigh DmBd BT" style:font-family-asian="'Raleigh DmBd BT'" style:font-family-generic-asian="system" style:font-pitch-asian="variable" style:font-size-asian="12pt" style:font-style-asian="italic" style:font-name-complex="Palatino Linotype" style:font-family-complex="'Palatino Linotype'" style:font-family-generic-complex="system" style:font-pitch-complex="variable" style:font-size-complex="12pt"/>
    </style:style>
    <style:style style:name="H1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24pt" fo:font-weight="bold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text-align="start" style:justify-single-word="false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fo:font-size="12pt" fo:font-style="italic" style:font-size-asian="12pt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2pt" style:font-size-asian="12pt"/>
    </style:style>
    <style:style style:name="CIT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Raleigh DmBd BT" style:font-family-asian="'Raleigh DmBd BT'" style:font-family-generic-asian="system" style:font-pitch-asian="variable" style:font-size-asian="12pt" style:font-style-asian="italic" style:font-name-complex="Palatino Linotype" style:font-family-complex="'Palatino Linotype'" style:font-family-generic-complex="system" style:font-pitch-complex="variable" style:font-size-complex="12pt"/>
    </style:style>
    <style:style style:name="COD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Raleigh DmBd BT" style:font-family-asian="'Raleigh DmBd BT'" style:font-family-generic-asian="system" style:font-pitch-asian="variable" style:font-size-asian="10pt" style:font-name-complex="Palatino Linotype" style:font-family-complex="'Palatino Linotype'" style:font-family-generic-complex="system" style:font-pitch-complex="variable" style:font-size-complex="12pt"/>
    </style:style>
    <style:style style:name="Emphasis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Raleigh DmBd BT" style:font-family-asian="'Raleigh DmBd BT'" style:font-family-generic-asian="system" style:font-pitch-asian="variable" style:font-size-asian="12pt" style:font-style-asian="italic" style:font-name-complex="Palatino Linotype" style:font-family-complex="'Palatino Linotype'" style:font-family-generic-complex="system" style:font-pitch-complex="variable" style:font-size-complex="12pt"/>
    </style:style>
    <style:style style:name="Hi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FollowedHyper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8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Keyboar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font-weight="bold" style:font-name-asian="Raleigh DmBd BT" style:font-family-asian="'Raleigh DmBd BT'" style:font-family-generic-asian="system" style:font-pitch-asian="variable" style:font-size-asian="10pt" style:font-weight-asian="bold" style:font-name-complex="Palatino Linotype" style:font-family-complex="'Palatino Linotype'" style:font-family-generic-complex="system" style:font-pitch-complex="variable" style:font-size-complex="12pt"/>
    </style:style>
    <style:style style:name="Preformatted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Raleigh DmBd BT" style:font-family-asian="'Raleigh DmBd BT'" style:font-family-generic-asian="system" style:font-pitch-asian="variable" style:font-size-asian="8pt" style:font-name-complex="Palatino Linotype" style:font-family-complex="'Palatino Linotype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8pt" style:font-name-asian="Raleigh DmBd BT" style:font-family-asian="'Raleigh DmBd BT'" style:font-family-generic-asian="system" style:font-pitch-asian="variable" style:font-size-asian="8pt" style:font-name-complex="Palatino Linotype" style:font-family-complex="'Palatino Linotype'" style:font-family-generic-complex="system" style:font-pitch-complex="variable" style:font-size-complex="12pt" text:display="none"/>
    </style:style>
    <style:style style:name="Samp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Stro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Raleigh DmBd BT" style:font-family-asian="'Raleigh DmBd BT'" style:font-family-generic-asian="system" style:font-pitch-asian="variable" style:font-size-asian="12pt" style:font-weight-asian="bold" style:font-name-complex="Palatino Linotype" style:font-family-complex="'Palatino Linotype'" style:font-family-generic-complex="system" style:font-pitch-complex="variable" style:font-size-complex="12pt"/>
    </style:style>
    <style:style style:name="Typewriter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Raleigh DmBd BT" style:font-family-asian="'Raleigh DmBd BT'" style:font-family-generic-asian="system" style:font-pitch-asian="variable" style:font-size-asian="10pt" style:font-name-complex="Palatino Linotype" style:font-family-complex="'Palatino Linotype'" style:font-family-generic-complex="system" style:font-pitch-complex="variable" style:font-size-complex="12pt"/>
    </style:style>
    <style:style style:name="Variabl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Raleigh DmBd BT" style:font-family-asian="'Raleigh DmBd BT'" style:font-family-generic-asian="system" style:font-pitch-asian="variable" style:font-size-asian="12pt" style:font-style-asian="italic" style:font-name-complex="Palatino Linotype" style:font-family-complex="'Palatino Linotype'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ff0000"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 text:display="none"/>
    </style:style>
    <style:style style:name="Comme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 text:display="none"/>
    </style:style>
    <style:style style:name="Normal_20__28_Web_29_" style:display-name="Normal (Web)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3.501cm" fo:margin-right="-0.951cm" fo:margin-top="0cm" fo:margin-bottom="0cm" loext:contextual-spacing="false" fo:text-align="justify" style:justify-single-word="false" fo:text-indent="0cm" style:auto-text-indent="false"/>
      <style:text-properties fo:font-size="13pt" style:font-size-asian="13pt"/>
    </style:style>
    <style:style style:name="Recuo_20_de_20_corpo_20_de_20_texto_20_3" style:display-name="Recuo de corpo de texto 3" style:family="paragraph" style:parent-style-name="Standard" style:default-outline-level="">
      <style:paragraph-properties fo:margin-left="0cm" fo:margin-right="0cm" fo:margin-top="0cm" fo:margin-bottom="0cm" loext:contextual-spacing="false" fo:text-align="justify" style:justify-single-word="false" fo:text-indent="3cm" style:auto-text-indent="false"/>
      <style:text-properties style:font-name="Baskerville" fo:font-family="Baskerville" style:font-family-generic="roman" style:font-pitch="variable" fo:font-size="13.5pt" style:font-size-asian="13.5pt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Raleigh DmBd BT" style:font-family-asian="'Raleigh DmBd BT'" style:font-family-generic-asian="system" style:font-pitch-asian="variable" style:font-size-asian="12pt" style:font-name-complex="Palatino Linotype" style:font-family-complex="'Palatino Linotype'" style:font-family-generic-complex="system" style:font-pitch-complex="variable" style:font-size-complex="12pt"/>
    </style:style>
    <style:style style:name="Texto_20_em_20_bloco1" style:display-name="Texto em bloco1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fo:font-size="14pt" style:font-size-asian="14pt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Recuo_20_de_20_corpo_20_de_20_texto_20_2" style:display-name="Recuo de corpo de texto 2" style:family="paragraph" style:default-outline-level="">
      <style:paragraph-properties fo:margin-left="6.502cm" fo:margin-right="0cm" fo:margin-top="0cm" fo:margin-bottom="0cm" loext:contextual-spacing="false" fo:text-align="justify" style:justify-single-word="false" fo:orphans="2" fo:widows="2" fo:text-indent="-2.501cm" style:auto-text-indent="false" style:writing-mode="lr-tb"/>
      <style:text-properties style:font-name="Baskerville" fo:font-family="Baskerville" style:font-family-generic="roman" style:font-pitch="variable" fo:font-size="14pt" style:font-name-asian="Raleigh DmBd BT" style:font-family-asian="'Raleigh DmBd BT'" style:font-family-generic-asian="system" style:font-pitch-asian="variable" style:font-size-asian="14pt" style:font-name-complex="Palatino Linotype" style:font-family-complex="'Palatino Linotype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§" text:bullet-char="§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8:49:14.878000000</meta:creation-date>
    <dc:title>StarWriter</dc:title>
    <dc:date>2019-04-25T08:50:12.014000000</dc:date>
    <meta:editing-duration>PT58S</meta:editing-duration>
    <meta:editing-cycles>1</meta:editing-cycles>
    <meta:document-statistic meta:table-count="0" meta:image-count="0" meta:object-count="0" meta:page-count="1" meta:paragraph-count="7" meta:word-count="100" meta:character-count="578" meta:non-whitespace-character-count="483"/>
    <meta:generator>LibreOffice/6.0.3.2$Windows_X86_64 LibreOffice_project/8f48d515416608e3a835360314dac7e47fd0b821</meta:generator>
    <meta:user-defined meta:name="cdcategoria">15</meta:user-defined>
    <meta:user-defined meta:name="cddocumento">27716052</meta:user-defined>
    <meta:user-defined meta:name="cdimagem">4</meta:user-defined>
    <meta:user-defined meta:name="cdmodelo">810669</meta:user-defined>
    <meta:user-defined meta:name="cdprocesso" meta:value-type="string">010014THU0000</meta:user-defined>
    <meta:user-defined meta:name="cdtipoobjeto" meta:value-type="string">-999</meta:user-defined>
    <meta:user-defined meta:name="cdusucriacao" meta:value-type="string">J075198</meta:user-defined>
    <meta:user-defined meta:name="cdusuemedicao" meta:value-type="string">J075198</meta:user-defined>
    <meta:user-defined meta:name="deipemedicao" meta:value-type="string">172.16.10.81</meta:user-defined>
    <meta:user-defined meta:name="dtcriacaodoc" meta:value-type="string">17/02/2016</meta:user-defined>
    <meta:user-defined meta:name="dthrultalteracao" meta:value-type="string">17/02/2016 09:30:59</meta:user-defined>
    <meta:user-defined meta:name="eh_ato" meta:value-type="string">N</meta:user-defined>
    <meta:user-defined meta:name="filaatual" meta:value-type="string">-999</meta:user-defined>
    <meta:user-defined meta:name="filadestino" meta:value-type="string">-999</meta:user-defined>
    <meta:user-defined meta:name="flemitear" meta:value-type="string">N</meta:user-defined>
    <meta:user-defined meta:name="fltipo" meta:value-type="string">G</meta:user-defined>
    <meta:user-defined meta:name="fluxotrabalhopai" meta:value-type="string">-999</meta:user-defined>
    <meta:user-defined meta:name="grupofluxotrabalhopai" meta:value-type="string">-999</meta:user-defined>
    <meta:user-defined meta:name="imprimir_cabecalho" meta:value-type="string">Todas</meta:user-defined>
    <meta:user-defined meta:name="naoquebrarpaginaemtabelas" meta:value-type="string">N</meta:user-defined>
    <meta:user-defined meta:name="nmarquivo" meta:value-type="string">transferência  [0103975-81.2015.8.20.0001]</meta:user-defined>
    <meta:user-defined meta:name="nmmodelo" meta:value-type="string">Transferência. Regime aberto</meta:user-defined>
    <meta:user-defined meta:name="nucobranca" meta:value-type="string">-999</meta:user-defined>
    <meta:user-defined meta:name="numeroversao" meta:value-type="string">1.5.15-25</meta:user-defined>
    <meta:user-defined meta:name="nuoficio" meta:value-type="string">-999</meta:user-defined>
    <meta:user-defined meta:name="nuprocesso" meta:value-type="string">0103975-81.2015.8.20.0001</meta:user-defined>
    <meta:user-defined meta:name="nuprocessosemformatacao" meta:value-type="string">01039758120158200001</meta:user-defined>
    <meta:user-defined meta:name="nurecurso" meta:value-type="string">0</meta:user-defined>
    <meta:user-defined meta:name="nuseqhist_atual" meta:value-type="string">-999</meta:user-defined>
    <meta:user-defined meta:name="nuseqhist_pai" meta:value-type="string">-999</meta:user-defined>
    <meta:user-defined meta:name="objetopai" meta:value-type="string">010005AOD35Z9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svar_polo_sigilo_externo" meta:value-type="string">-999</meta:user-defined>
    <meta:user-defined meta:name="svar_sigilo" meta:value-type="string">N</meta:user-defined>
    <meta:user-defined meta:name="svar_sigilo_externo" meta:value-type="string">N</meta:user-defined>
    <meta:user-defined meta:name="ultimo_auto_salvamento" meta:value-type="string">17/02/2016 09:31:02</meta:user-defined>
    <meta:user-defined meta:name="ultimo_salvamento" meta:value-type="string">17/02/2016 09:31:02</meta:user-defined>
  </office:meta>
</office:document-meta>
</file>